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193cm" fo:min-width="0.25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cm" fo:min-width="0.122cm"/>
      <style:paragraph-properties style:writing-mode="lr-tb"/>
    </style:style>
    <style:style style:name="gr5" style:family="graphic" style:parent-style-name="standard">
      <style:graphic-properties svg:stroke-color="#000000" draw:fill-color="#729fcf" draw:textarea-vertical-align="middle"/>
    </style:style>
    <style:style style:name="gr6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-color="#729fcf" draw:textarea-vertical-align="middle"/>
    </style:style>
    <style:style style:name="gr8" style:family="graphic" style:parent-style-name="objectwithoutfill">
      <style:graphic-properties svg:stroke-width="0.018cm" draw:marker-start-width="0.232cm" draw:marker-end-width="0.232cm" draw:fill="bitmap" draw:fill-color="#729fcf" draw:textarea-vertical-align="middle" fo:padding-top="0.119cm" fo:padding-bottom="0.119cm" fo:padding-left="0.244cm" fo:padding-right="0.244cm"/>
    </style:style>
    <style:style style:name="gr9" style:family="graphic" style:parent-style-name="objectwithoutfill">
      <style:graphic-properties draw:fill="bitmap" draw:textarea-vertical-align="middle"/>
    </style:style>
    <style:style style:name="gr10" style:family="graphic" style:parent-style-name="objectwithoutfill">
      <style:graphic-properties svg:stroke-width="0.018cm" draw:marker-start-width="0.232cm" draw:marker-end-width="0.232cm" draw:fill="bitmap" draw:textarea-vertical-align="middle" fo:padding-top="0.119cm" fo:padding-bottom="0.119cm" fo:padding-left="0.244cm" fo:padding-right="0.244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22pt" style:font-size-complex="2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bitmap" draw:fill-color="#729fcf"/>
      <style:paragraph-properties fo:text-align="center"/>
    </style:style>
    <style:style style:name="P8" style:family="paragraph">
      <loext:graphic-properties draw:fill="bitmap"/>
      <style:paragraph-properties fo:text-align="center"/>
    </style:style>
    <style:style style:name="T1" style:family="text">
      <style:text-properties fo:font-size="1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4.518cm" svg:y1="1.88cm" svg:x2="4.515cm" svg:y2="1.129cm">
            <text:p/>
          </draw:line>
          <draw:line draw:style-name="gr1" draw:text-style-name="P1" draw:layer="layout" svg:x1="4.862cm" svg:y1="1.879cm" svg:x2="4.859cm" svg:y2="1.128cm">
            <text:p/>
          </draw:line>
          <draw:line draw:style-name="gr1" draw:text-style-name="P1" draw:layer="layout" svg:x1="5.42cm" svg:y1="1.505cm" svg:x2="4.862cm" svg:y2="1.505cm">
            <text:p/>
          </draw:line>
          <draw:line draw:style-name="gr1" draw:text-style-name="P1" draw:layer="layout" svg:x1="4.522cm" svg:y1="1.505cm" svg:x2="3.971cm" svg:y2="1.505cm">
            <text:p/>
          </draw:line>
        </draw:g>
        <draw:g xml:id="id4" draw:id="id4">
          <draw:line draw:style-name="gr1" draw:text-style-name="P1" draw:layer="layout" svg:x1="5.956cm" svg:y1="2.838cm" svg:x2="5.65cm" svg:y2="2.931cm">
            <text:p/>
          </draw:line>
          <draw:line draw:style-name="gr1" draw:text-style-name="P1" draw:layer="layout" svg:x1="6.27cm" svg:y1="3.18cm" svg:x2="5.651cm" svg:y2="2.93cm">
            <text:p/>
          </draw:line>
          <draw:line draw:style-name="gr1" draw:text-style-name="P1" draw:layer="layout" svg:x1="6.27cm" svg:y1="3.635cm" svg:x2="5.63cm" svg:y2="3.819cm">
            <text:p/>
          </draw:line>
          <draw:line draw:style-name="gr1" draw:text-style-name="P1" draw:layer="layout" svg:x1="6.27cm" svg:y1="3.18cm" svg:x2="5.637cm" svg:y2="3.367cm">
            <text:p/>
          </draw:line>
          <draw:line draw:style-name="gr1" draw:text-style-name="P1" draw:layer="layout" svg:x1="6.27cm" svg:y1="3.622cm" svg:x2="5.637cm" svg:y2="3.378cm">
            <text:p/>
          </draw:line>
          <draw:line draw:style-name="gr1" draw:text-style-name="P1" draw:layer="layout" svg:x1="6.211cm" svg:y1="4.063cm" svg:x2="5.63cm" svg:y2="3.819cm">
            <text:p/>
          </draw:line>
          <draw:line draw:style-name="gr1" draw:text-style-name="P1" draw:layer="layout" svg:x1="6.211cm" svg:y1="4.069cm" svg:x2="5.943cm" svg:y2="4.168cm">
            <text:p/>
          </draw:line>
        </draw:g>
        <draw:custom-shape draw:style-name="gr2" draw:text-style-name="P2" xml:id="id9" draw:id="id9" draw:layer="layout" svg:width="1.558cm" svg:height="1.389cm" draw:transform="rotate (-1.57323978774769) translate (9.853cm 0.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030.56179775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xml:id="id5" draw:id="id5" draw:layer="layout" svg:width="0.35cm" svg:height="0.645cm" svg:x="8.55cm" svg:y="1.168cm">
          <draw:text-box>
            <text:p><text:span text:style-name="T1">+</text:span></text:p>
          </draw:text-box>
        </draw:frame>
        <draw:frame draw:style-name="gr3" draw:text-style-name="P4" draw:layer="layout" svg:width="0.3cm" svg:height="0.645cm" svg:x="8.645cm" svg:y="1.746cm">
          <draw:text-box>
            <text:p><text:span text:style-name="T1">-</text:span></text:p>
          </draw:text-box>
        </draw:frame>
        <draw:custom-shape draw:style-name="gr4" draw:text-style-name="P5" xml:id="id2" draw:id="id2" draw:layer="layout" svg:width="0.88cm" svg:height="0.89cm" svg:x="2.95cm" svg:y="3.338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1" draw:text-style-name="P1" draw:layer="layout" svg:x1="8.006cm" svg:y1="4.588cm" svg:x2="7.7cm" svg:y2="4.681cm">
            <text:p/>
          </draw:line>
          <draw:line draw:style-name="gr1" draw:text-style-name="P1" draw:layer="layout" svg:x1="8.32cm" svg:y1="4.93cm" svg:x2="7.701cm" svg:y2="4.68cm">
            <text:p/>
          </draw:line>
          <draw:line draw:style-name="gr1" draw:text-style-name="P1" draw:layer="layout" svg:x1="8.32cm" svg:y1="5.385cm" svg:x2="7.68cm" svg:y2="5.569cm">
            <text:p/>
          </draw:line>
          <draw:line draw:style-name="gr1" draw:text-style-name="P1" draw:layer="layout" svg:x1="8.32cm" svg:y1="4.93cm" svg:x2="7.687cm" svg:y2="5.117cm">
            <text:p/>
          </draw:line>
          <draw:line draw:style-name="gr1" draw:text-style-name="P1" draw:layer="layout" svg:x1="8.32cm" svg:y1="5.372cm" svg:x2="7.687cm" svg:y2="5.128cm">
            <text:p/>
          </draw:line>
          <draw:line draw:style-name="gr1" draw:text-style-name="P1" draw:layer="layout" svg:x1="8.261cm" svg:y1="5.813cm" svg:x2="7.68cm" svg:y2="5.569cm">
            <text:p/>
          </draw:line>
          <draw:line draw:style-name="gr1" draw:text-style-name="P1" draw:layer="layout" svg:x1="8.261cm" svg:y1="5.819cm" svg:x2="7.993cm" svg:y2="5.918cm">
            <text:p/>
          </draw:line>
        </draw:g>
        <draw:g xml:id="id14" draw:id="id14">
          <draw:line draw:style-name="gr1" draw:text-style-name="P1" draw:layer="layout" svg:x1="9.61cm" svg:y1="3.777cm" svg:x2="9.535cm" svg:y2="3.588cm">
            <text:p/>
          </draw:line>
          <draw:line draw:style-name="gr1" draw:text-style-name="P1" draw:layer="layout" svg:x1="9.361cm" svg:y1="3.98cm" svg:x2="9.535cm" svg:y2="3.588cm">
            <text:p/>
          </draw:line>
          <draw:line draw:style-name="gr1" draw:text-style-name="P1" draw:layer="layout" svg:x1="9.023cm" svg:y1="3.991cm" svg:x2="8.874cm" svg:y2="3.595cm">
            <text:p/>
          </draw:line>
          <draw:line draw:style-name="gr1" draw:text-style-name="P1" draw:layer="layout" svg:x1="9.361cm" svg:y1="3.98cm" svg:x2="9.21cm" svg:y2="3.589cm">
            <text:p/>
          </draw:line>
          <draw:line draw:style-name="gr1" draw:text-style-name="P1" draw:layer="layout" svg:x1="9.032cm" svg:y1="3.991cm" svg:x2="9.202cm" svg:y2="3.59cm">
            <text:p/>
          </draw:line>
          <draw:line draw:style-name="gr1" draw:text-style-name="P1" draw:layer="layout" svg:x1="8.703cm" svg:y1="3.963cm" svg:x2="8.874cm" svg:y2="3.595cm">
            <text:p/>
          </draw:line>
          <draw:line draw:style-name="gr1" draw:text-style-name="P1" draw:layer="layout" svg:x1="8.699cm" svg:y1="3.963cm" svg:x2="8.62cm" svg:y2="3.798cm">
            <text:p/>
          </draw:line>
        </draw:g>
        <draw:connector draw:style-name="gr5" draw:text-style-name="P6" draw:layer="layout" svg:x1="3.971cm" svg:y1="1.504cm" svg:x2="3.39cm" svg:y2="3.338cm" draw:start-shape="id1" draw:start-glue-point="3" draw:end-shape="id2" draw:end-glue-point="4" svg:d="M3971 1504h-581v1834" svg:viewBox="0 0 582 1835">
          <text:p/>
        </draw:connector>
        <draw:g xml:id="id3" draw:id="id3">
          <draw:line draw:style-name="gr6" draw:text-style-name="P1" draw:layer="layout" svg:x1="3.89cm" svg:y1="7.465cm" svg:x2="2.91cm" svg:y2="7.465cm">
            <text:p/>
          </draw:line>
          <draw:line draw:style-name="gr6" draw:text-style-name="P1" draw:layer="layout" svg:x1="3.166cm" svg:y1="7.697cm" svg:x2="3.649cm" svg:y2="7.697cm">
            <text:p/>
          </draw:line>
          <draw:line draw:style-name="gr6" draw:text-style-name="P1" draw:layer="layout" svg:x1="3.297cm" svg:y1="7.898cm" svg:x2="3.529cm" svg:y2="7.898cm">
            <text:p/>
          </draw:line>
          <draw:line draw:style-name="gr6" draw:text-style-name="P1" draw:layer="layout" svg:x1="3.4cm" svg:y1="7.45cm" svg:x2="3.403cm" svg:y2="6.932cm">
            <text:p/>
          </draw:line>
        </draw:g>
        <draw:connector draw:style-name="gr7" draw:text-style-name="P6" draw:layer="layout" svg:x1="3.39cm" svg:y1="4.228cm" svg:x2="3.4cm" svg:y2="6.932cm" draw:start-shape="id2" draw:start-glue-point="8" draw:end-shape="id3" draw:end-glue-point="0" svg:d="M3390 4228v1348h10v1356" svg:viewBox="0 0 11 2705">
          <text:p/>
        </draw:connector>
        <draw:connector draw:style-name="gr7" draw:text-style-name="P6" draw:layer="layout" draw:line-skew="1.383cm" svg:x1="3.4cm" svg:y1="6.932cm" svg:x2="5.95cm" svg:y2="4.168cm" draw:start-shape="id3" draw:start-glue-point="0" draw:end-shape="id4" draw:end-glue-point="2" svg:d="M3400 6932v6h2550v-2770" svg:viewBox="0 0 2551 2771">
          <text:p/>
        </draw:connector>
        <draw:connector draw:style-name="gr7" draw:text-style-name="P6" xml:id="id12" draw:id="id12" draw:layer="layout" svg:x1="5.42cm" svg:y1="1.504cm" svg:x2="5.95cm" svg:y2="2.838cm" draw:start-shape="id1" draw:start-glue-point="1" draw:end-shape="id4" draw:end-glue-point="0" svg:d="M5420 1504h530v1334" svg:viewBox="0 0 531 1335">
          <text:p/>
        </draw:connector>
        <draw:connector draw:style-name="gr7" draw:text-style-name="P6" xml:id="id13" draw:id="id13" draw:layer="layout" svg:x1="7cm" svg:y1="1.504cm" svg:x2="8.55cm" svg:y2="1.49cm" draw:end-shape="id5" draw:end-glue-point="3" svg:d="M7000 1504h525v-14h1025" svg:viewBox="0 0 1551 15">
          <text:p/>
        </draw:connector>
        <draw:line draw:style-name="gr8" draw:text-style-name="P7" xml:id="id6" draw:id="id6" draw:layer="layout" svg:x1="8.47cm" svg:y1="2.028cm" svg:x2="7.98cm" svg:y2="2.038cm">
          <text:p/>
        </draw:line>
        <draw:connector draw:style-name="gr7" draw:text-style-name="P6" draw:layer="layout" draw:line-skew="0.525cm" svg:x1="7.98cm" svg:y1="2.033cm" svg:x2="8cm" svg:y2="4.588cm" draw:start-shape="id6" draw:start-glue-point="3" draw:end-shape="id7" draw:end-glue-point="0" svg:d="M7980 2033h16v1272h4v1283" svg:viewBox="0 0 21 2556">
          <text:p/>
        </draw:connector>
        <draw:connector draw:style-name="gr7" draw:text-style-name="P6" xml:id="id18" draw:id="id18" draw:layer="layout" draw:line-skew="0.245cm" svg:x1="8cm" svg:y1="5.918cm" svg:x2="7.033cm" svg:y2="6.923cm" draw:start-shape="id7" draw:start-glue-point="2" svg:d="M8000 5918v1010h-967v-5" svg:viewBox="0 0 968 1011">
          <text:p/>
        </draw:connector>
        <draw:line draw:style-name="gr9" draw:text-style-name="P8" draw:layer="layout" svg:x1="9.24cm" svg:y1="0.958cm" svg:x2="9.23cm" svg:y2="1.428cm">
          <text:p/>
        </draw:line>
        <draw:line draw:style-name="gr9" draw:text-style-name="P8" draw:layer="layout" svg:x1="9.214cm" svg:y1="2.108cm" svg:x2="9.2cm" svg:y2="2.548cm">
          <text:p/>
        </draw:line>
        <draw:line draw:style-name="gr10" draw:text-style-name="P8" draw:layer="layout" svg:x1="7.97cm" svg:y1="3.808cm" svg:x2="8.62cm" svg:y2="3.808cm">
          <text:p/>
        </draw:line>
        <draw:g xml:id="id8" draw:id="id8">
          <draw:line draw:style-name="gr1" draw:text-style-name="P1" draw:layer="layout" svg:x1="13.591cm" svg:y1="4.621cm" svg:x2="12.84cm" svg:y2="4.621cm">
            <text:p/>
          </draw:line>
          <draw:line draw:style-name="gr1" draw:text-style-name="P1" draw:layer="layout" svg:x1="13.592cm" svg:y1="4.277cm" svg:x2="12.841cm" svg:y2="4.277cm">
            <text:p/>
          </draw:line>
          <draw:line draw:style-name="gr1" draw:text-style-name="P1" draw:layer="layout" svg:x1="13.22cm" svg:y1="3.718cm" svg:x2="13.218cm" svg:y2="4.276cm">
            <text:p/>
          </draw:line>
          <draw:line draw:style-name="gr1" draw:text-style-name="P1" draw:layer="layout" svg:x1="13.216cm" svg:y1="4.616cm" svg:x2="13.214cm" svg:y2="5.167cm">
            <text:p/>
          </draw:line>
        </draw:g>
        <draw:g xml:id="id11" draw:id="id11">
          <draw:line draw:style-name="gr1" draw:text-style-name="P1" draw:layer="layout" svg:x1="12.75cm" svg:y1="1.784cm" svg:x2="12.675cm" svg:y2="1.595cm">
            <text:p/>
          </draw:line>
          <draw:line draw:style-name="gr1" draw:text-style-name="P1" draw:layer="layout" svg:x1="12.501cm" svg:y1="1.987cm" svg:x2="12.675cm" svg:y2="1.595cm">
            <text:p/>
          </draw:line>
          <draw:line draw:style-name="gr1" draw:text-style-name="P1" draw:layer="layout" svg:x1="12.163cm" svg:y1="1.998cm" svg:x2="12.014cm" svg:y2="1.602cm">
            <text:p/>
          </draw:line>
          <draw:line draw:style-name="gr1" draw:text-style-name="P1" draw:layer="layout" svg:x1="12.501cm" svg:y1="1.987cm" svg:x2="12.35cm" svg:y2="1.596cm">
            <text:p/>
          </draw:line>
          <draw:line draw:style-name="gr1" draw:text-style-name="P1" draw:layer="layout" svg:x1="12.172cm" svg:y1="1.998cm" svg:x2="12.342cm" svg:y2="1.597cm">
            <text:p/>
          </draw:line>
          <draw:line draw:style-name="gr1" draw:text-style-name="P1" draw:layer="layout" svg:x1="11.843cm" svg:y1="1.97cm" svg:x2="12.014cm" svg:y2="1.602cm">
            <text:p/>
          </draw:line>
          <draw:line draw:style-name="gr1" draw:text-style-name="P1" draw:layer="layout" svg:x1="11.839cm" svg:y1="1.97cm" svg:x2="11.76cm" svg:y2="1.805cm">
            <text:p/>
          </draw:line>
        </draw:g>
        <draw:connector draw:style-name="gr11" draw:text-style-name="P2" xml:id="id19" draw:id="id19" draw:layer="layout" draw:line-skew="0.607cm" svg:x1="13.216cm" svg:y1="5.167cm" svg:x2="9.038cm" svg:y2="6.94cm" draw:start-shape="id8" draw:start-glue-point="2" svg:d="M13216 5167v1756h-4178v17" svg:viewBox="0 0 4179 1774">
          <text:p/>
        </draw:connector>
        <draw:line draw:style-name="gr10" draw:text-style-name="P8" xml:id="id16" draw:id="id16" draw:layer="layout" svg:x1="13.63cm" svg:y1="1.798cm" svg:x2="14.55cm" svg:y2="1.808cm">
          <text:p/>
        </draw:line>
        <draw:connector draw:style-name="gr11" draw:text-style-name="P2" xml:id="id10" draw:id="id10" draw:layer="layout" svg:x1="9.853cm" svg:y1="1.778cm" svg:x2="10.802cm" svg:y2="1.781cm" draw:start-shape="id9" draw:start-glue-point="4" svg:d="M9853 1778h731v3h218" svg:viewBox="0 0 950 4">
          <text:p/>
        </draw:connector>
        <draw:connector draw:style-name="gr11" draw:text-style-name="P2" xml:id="id15" draw:id="id15" draw:layer="layout" svg:x1="10.802cm" svg:y1="1.781cm" svg:x2="11.76cm" svg:y2="1.796cm" draw:start-shape="id10" draw:start-glue-point="3" draw:end-shape="id11" draw:end-glue-point="3" svg:d="M10802 1781v15h958" svg:viewBox="0 0 959 16">
          <text:p/>
        </draw:connector>
        <draw:connector draw:style-name="gr11" draw:text-style-name="P2" draw:layer="layout" svg:x1="5.95cm" svg:y1="1.504cm" svg:x2="7cm" svg:y2="1.504cm" draw:start-shape="id12" draw:start-glue-point="0" draw:end-shape="id13" draw:end-glue-point="2" svg:d="M5950 1504h1050" svg:viewBox="0 0 1051 1">
          <text:p/>
        </draw:connector>
        <draw:frame draw:style-name="gr12" draw:text-style-name="P3" draw:layer="layout" svg:width="1.59cm" svg:height="0.78cm" svg:x="4.76cm" svg:y="3.268cm">
          <draw:text-box>
            <text:p>R1</text:p>
          </draw:text-box>
        </draw:frame>
        <draw:frame draw:style-name="gr13" draw:text-style-name="P3" draw:layer="layout" svg:width="1.31cm" svg:height="0.79cm" svg:x="9.37cm" svg:y="0.548cm">
          <draw:text-box>
            <text:p>+10V</text:p>
          </draw:text-box>
        </draw:frame>
        <draw:frame draw:style-name="gr14" draw:text-style-name="P3" draw:layer="layout" svg:width="1.26cm" svg:height="0.82cm" svg:x="9.19cm" svg:y="2.238cm">
          <draw:text-box>
            <text:p>-10 V</text:p>
          </draw:text-box>
        </draw:frame>
        <draw:frame draw:style-name="gr15" draw:text-style-name="P3" draw:layer="layout" svg:width="1.32cm" svg:height="0.887cm" svg:x="2.1cm" svg:y="3.911cm">
          <draw:text-box>
            <text:p>vin</text:p>
            <text:p/>
          </draw:text-box>
        </draw:frame>
        <draw:custom-shape draw:style-name="gr16" draw:text-style-name="P2" draw:layer="layout" svg:width="0.16cm" svg:height="0.19cm" svg:x="5.89cm" svg:y="1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6cm" svg:height="0.19cm" svg:x="3.34cm" svg:y="1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6cm" svg:height="0.19cm" svg:x="7.91cm" svg:y="1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6cm" svg:height="0.19cm" svg:x="10.73cm" svg:y="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6cm" svg:height="0.19cm" svg:x="13.13cm" svg:y="1.7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0.93cm" svg:height="0.887cm" svg:x="2.79cm" svg:y="0.868cm">
          <draw:text-box>
            <text:p>in</text:p>
          </draw:text-box>
        </draw:frame>
        <draw:custom-shape draw:style-name="gr16" draw:text-style-name="P2" draw:layer="layout" svg:width="0.16cm" svg:height="0.19cm" svg:x="9.16cm" svg:y="0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6cm" svg:height="0.19cm" svg:x="9.11cm" svg:y="2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34cm" svg:height="0.569cm" svg:x="8.42cm" svg:y="0.468cm">
          <draw:text-box>
            <text:p>Vcc</text:p>
          </draw:text-box>
        </draw:frame>
        <draw:frame draw:style-name="gr17" draw:text-style-name="P3" draw:layer="layout" svg:width="1cm" svg:height="0.569cm" svg:x="5.51cm" svg:y="0.868cm">
          <draw:text-box>
            <text:p>v+</text:p>
          </draw:text-box>
        </draw:frame>
        <draw:frame draw:style-name="gr18" draw:text-style-name="P3" draw:layer="layout" svg:width="0.95cm" svg:height="0.57cm" svg:x="7.34cm" svg:y="1.638cm">
          <draw:text-box>
            <text:p>v-</text:p>
          </draw:text-box>
        </draw:frame>
        <draw:frame draw:style-name="gr17" draw:text-style-name="P3" draw:layer="layout" svg:width="0.99cm" svg:height="0.569cm" svg:x="10.47cm" svg:y="1.068cm">
          <draw:text-box>
            <text:p>vo</text:p>
          </draw:text-box>
        </draw:frame>
        <draw:frame draw:style-name="gr17" draw:text-style-name="P3" draw:layer="layout" svg:width="1.19cm" svg:height="0.569cm" svg:x="13.04cm" svg:y="1.078cm">
          <draw:text-box>
            <text:p>vout</text:p>
          </draw:text-box>
        </draw:frame>
        <draw:frame draw:style-name="gr17" draw:text-style-name="P3" draw:layer="layout" svg:width="1.1cm" svg:height="0.569cm" svg:x="8.23cm" svg:y="2.548cm">
          <draw:text-box>
            <text:p>Vee</text:p>
          </draw:text-box>
        </draw:frame>
        <draw:frame draw:style-name="gr19" draw:text-style-name="P3" draw:layer="layout" svg:width="1.83cm" svg:height="0.91cm" svg:x="4.29cm" svg:y="0.548cm">
          <draw:text-box>
            <text:p>C1</text:p>
          </draw:text-box>
        </draw:frame>
        <draw:frame draw:style-name="gr20" draw:text-style-name="P3" draw:layer="layout" svg:width="1.16cm" svg:height="0.99cm" svg:x="13.62cm" svg:y="4.088cm">
          <draw:text-box>
            <text:p>C2</text:p>
          </draw:text-box>
        </draw:frame>
        <draw:connector draw:style-name="gr11" draw:text-style-name="P2" draw:layer="layout" draw:line-skew="0.603cm" svg:x1="9.61cm" svg:y1="3.789cm" svg:x2="10.802cm" svg:y2="1.796cm" draw:start-shape="id14" draw:start-glue-point="1" draw:end-shape="id15" draw:end-glue-point="0" svg:d="M9610 3789h1209v-1993h-17" svg:viewBox="0 0 1210 1994">
          <text:p/>
        </draw:connector>
        <draw:connector draw:style-name="gr11" draw:text-style-name="P2" xml:id="id17" draw:id="id17" draw:layer="layout" svg:x1="12.75cm" svg:y1="1.796cm" svg:x2="13.63cm" svg:y2="1.803cm" draw:start-shape="id11" draw:start-glue-point="1" draw:end-shape="id16" draw:end-glue-point="3" svg:d="M12750 1796h448v7h432" svg:viewBox="0 0 881 8">
          <text:p/>
        </draw:connector>
        <draw:connector draw:style-name="gr11" draw:text-style-name="P2" draw:layer="layout" svg:x1="13.216cm" svg:y1="3.718cm" svg:x2="13.198cm" svg:y2="1.799cm" draw:start-shape="id8" draw:start-glue-point="0" draw:end-shape="id17" draw:end-glue-point="0" svg:d="M13216 3718v-967h-18v-952" svg:viewBox="0 0 19 1920">
          <text:p/>
        </draw:connector>
        <draw:line draw:style-name="gr10" draw:text-style-name="P8" draw:layer="layout" svg:x1="13.21cm" svg:y1="6.938cm" svg:x2="14.551cm" svg:y2="6.938cm">
          <text:p/>
        </draw:line>
        <draw:connector draw:style-name="gr11" draw:text-style-name="P2" draw:layer="layout" svg:x1="7.033cm" svg:y1="6.923cm" svg:x2="5.892cm" svg:y2="6.94cm" draw:start-shape="id18" draw:start-glue-point="3" svg:d="M7033 6923h-823v17h-318" svg:viewBox="0 0 1142 18">
          <text:p/>
        </draw:connector>
        <draw:connector draw:style-name="gr11" draw:text-style-name="P2" draw:layer="layout" svg:x1="9.038cm" svg:y1="6.94cm" svg:x2="8.009cm" svg:y2="6.94cm" draw:start-shape="id19" draw:start-glue-point="3" svg:d="M9038 6940h-1029" svg:viewBox="0 0 1030 1">
          <text:p/>
        </draw:connector>
        <draw:frame draw:style-name="gr12" draw:text-style-name="P3" draw:layer="layout" svg:width="1.59cm" svg:height="0.78cm" svg:x="8.73cm" svg:y="4.038cm">
          <draw:text-box>
            <text:p>R3</text:p>
          </draw:text-box>
        </draw:frame>
        <draw:frame draw:style-name="gr12" draw:text-style-name="P3" draw:layer="layout" svg:width="1.59cm" svg:height="0.78cm" svg:x="6.85cm" svg:y="4.988cm">
          <draw:text-box>
            <text:p>R2</text:p>
          </draw:text-box>
        </draw:frame>
        <draw:frame draw:style-name="gr12" draw:text-style-name="P3" draw:layer="layout" svg:width="1.59cm" svg:height="0.78cm" svg:x="11.79cm" svg:y="0.998cm">
          <draw:text-box>
            <text:p>R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4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7T19:05:02.331691377</dc:date>
    <meta:editing-duration>PT3H23M7S</meta:editing-duration>
    <meta:editing-cycles>42</meta:editing-cycles>
    <meta:generator>LibreOffice/6.4.7.2$Linux_X86_64 LibreOffice_project/40$Build-2</meta:generator>
    <meta:document-statistic meta:object-count="96"/>
  </office:meta>
</office:document-meta>
</file>